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0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1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12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3" style:family="table-cell" style:parent-style-name="Default" style:data-style-name="N108">
      <style:table-cell-properties fo:border-bottom="0.035cm solid #000000" fo:border-left="0.002cm solid #000000" fo:border-right="0.035cm solid #000000" fo:border-top="0.035cm solid #000000"/>
    </style:style>
    <style:style style:name="ce1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15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1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18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19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Бипризма Френеля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1"/>
        <table:table-column table:style-name="co4" table:default-cell-style-name="ce12"/>
        <table:table-column table:style-name="co5" table:default-cell-style-name="ce2"/>
        <table:table-column table:style-name="co5" table:default-cell-style-name="ce9"/>
        <table:table-column table:style-name="co6" table:default-cell-style-name="ce11"/>
        <table:table-column table:style-name="co6" table:default-cell-style-name="ce18"/>
        <table:table-column table:style-name="co5" table:default-cell-style-name="ce2"/>
        <table:table-column table:style-name="co5" table:default-cell-style-name="ce9"/>
        <table:table-column table:style-name="co6" table:default-cell-style-name="ce11"/>
        <table:table-column table:style-name="co6" table:default-cell-style-name="ce18"/>
        <table:table-column table:style-name="co5" table:default-cell-style-name="ce2"/>
        <table:table-column table:style-name="co5" table:default-cell-style-name="ce9"/>
        <table:table-column table:style-name="co6" table:default-cell-style-name="ce11"/>
        <table:table-column table:style-name="co6" table:default-cell-style-name="ce18"/>
        <table:table-row table:style-name="ro1">
          <table:table-cell table:style-name="ce1" office:value-type="string">
            <text:p>L</text:p>
          </table:table-cell>
          <table:table-cell table:style-name="ce4" office:value-type="string">
            <text:p>n</text:p>
          </table:table-cell>
          <table:table-cell table:style-name="ce8" office:value-type="string">
            <text:p>k</text:p>
          </table:table-cell>
          <table:table-cell table:style-name="ce1" office:value-type="string">
            <text:p>l', мм</text:p>
          </table:table-cell>
          <table:table-cell table:style-name="ce8" office:value-type="string">
            <text:p>l, мм</text:p>
          </table:table-cell>
          <table:table-cell table:style-name="ce1" office:value-type="string">
            <text:p>x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Δx, мм</text:p>
          </table:table-cell>
          <table:table-cell table:style-name="ce17" office:value-type="string">
            <text:p>λ, нм</text:p>
          </table:table-cell>
          <table:table-cell table:style-name="ce1" office:value-type="string">
            <text:p>x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Δx, мм</text:p>
          </table:table-cell>
          <table:table-cell table:style-name="ce8" office:value-type="string">
            <text:p>λ, нм</text:p>
          </table:table-cell>
          <table:table-cell table:style-name="ce1" office:value-type="string">
            <text:p>x</text:p>
          </table:table-cell>
          <table:table-cell table:style-name="ce8" office:value-type="string">
            <text:p>m</text:p>
          </table:table-cell>
          <table:table-cell table:style-name="ce14" office:value-type="string">
            <text:p>Δx, мм</text:p>
          </table:table-cell>
          <table:table-cell table:style-name="ce8" office:value-type="string">
            <text:p>λ, нм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0.058">
            <text:p>0,058</text:p>
          </table:table-cell>
          <table:table-cell table:formula="of:=[.B2]*[.C2]" office:value-type="float" office:value="0.348">
            <text:p>0,348</text:p>
          </table:table-cell>
          <table:table-cell table:formula="of:=[.D2]*30/16" office:value-type="float" office:value="0.6525">
            <text:p>0,65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F2]*[.$C2]/[.G2]" office:value-type="float" office:value="0.2175">
            <text:p>0,218</text:p>
          </table:table-cell>
          <table:table-cell table:formula="of:=1000*[.H2]*[.$E$9]/0.37" office:value-type="float" office:value="437.099420849421">
            <text:p>437,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J2]*[.$C2]/[.K2]" office:value-type="float" office:value="0.145">
            <text:p>0,145</text:p>
          </table:table-cell>
          <table:table-cell table:formula="of:=1000*[.L2]*[.$E$9]/0.32" office:value-type="float" office:value="336.930803571429">
            <text:p>336,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N2]*[.$C2]/[.O2]" office:value-type="float" office:value="0.145">
            <text:p>0,145</text:p>
          </table:table-cell>
          <table:table-cell table:formula="of:=1000*[.P2]*[.$E$9]/0.32" office:value-type="float" office:value="336.930803571429">
            <text:p>336,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6" office:value-type="float" office:value="7">
            <text:p>7</text:p>
          </table:table-cell>
          <table:table-cell office:value-type="float" office:value="0.053">
            <text:p>0,053</text:p>
          </table:table-cell>
          <table:table-cell table:formula="of:=[.B3]*[.C3]" office:value-type="float" office:value="0.371">
            <text:p>0,371</text:p>
          </table:table-cell>
          <table:table-cell table:formula="of:=[.D3]*30/16" office:value-type="float" office:value="0.695625">
            <text:p>0,69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F3]*[.$C3]/[.G3]" office:value-type="float" office:value="0.212">
            <text:p>0,212</text:p>
          </table:table-cell>
          <table:table-cell table:formula="of:=1000*[.H3]*[.$E$9]/0.37" office:value-type="float" office:value="426.046332046332">
            <text:p>426,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J3]*[.$C3]/[.K3]" office:value-type="float" office:value="0.1484">
            <text:p>0,148</text:p>
          </table:table-cell>
          <table:table-cell table:formula="of:=1000*[.L3]*[.$E$9]/0.32" office:value-type="float" office:value="344.83125">
            <text:p>344,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N3]*[.$C3]/[.O3]" office:value-type="float" office:value="0.151428571428571">
            <text:p>0,151</text:p>
          </table:table-cell>
          <table:table-cell table:formula="of:=1000*[.P3]*[.$E$9]/0.32" office:value-type="float" office:value="351.86862244898">
            <text:p>351,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0.049">
            <text:p>0,049</text:p>
          </table:table-cell>
          <table:table-cell table:formula="of:=[.B4]*[.C4]" office:value-type="float" office:value="0.392">
            <text:p>0,392</text:p>
          </table:table-cell>
          <table:table-cell table:formula="of:=[.D4]*30/16" office:value-type="float" office:value="0.735">
            <text:p>0,73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[.F4]*[.$C4]/[.G4]" office:value-type="float" office:value="0.228666666666667">
            <text:p>0,229</text:p>
          </table:table-cell>
          <table:table-cell table:formula="of:=1000*[.H4]*[.$E$9]/0.37" office:value-type="float" office:value="459.540540540541">
            <text:p>459,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J4]*[.$C4]/[.K4]" office:value-type="float" office:value="0.147">
            <text:p>0,147</text:p>
          </table:table-cell>
          <table:table-cell table:formula="of:=1000*[.L4]*[.$E$9]/0.32" office:value-type="float" office:value="341.578125">
            <text:p>341,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[.N4]*[.$C4]/[.O4]" office:value-type="float" office:value="0.155166666666667">
            <text:p>0,155</text:p>
          </table:table-cell>
          <table:table-cell table:formula="of:=1000*[.P4]*[.$E$9]/0.32" office:value-type="float" office:value="360.5546875">
            <text:p>360,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float" office:value="0.045">
            <text:p>0,045</text:p>
          </table:table-cell>
          <table:table-cell table:formula="of:=[.B5]*[.C5]" office:value-type="float" office:value="0.405">
            <text:p>0,405</text:p>
          </table:table-cell>
          <table:table-cell table:formula="of:=[.D5]*30/16" office:value-type="float" office:value="0.759375">
            <text:p>0,75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F5]*[.$C5]/[.G5]" office:value-type="float" office:value="0.225">
            <text:p>0,225</text:p>
          </table:table-cell>
          <table:table-cell table:formula="of:=1000*[.H5]*[.$E$9]/0.37" office:value-type="float" office:value="452.171814671815">
            <text:p>452,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J5]*[.$C5]/[.K5]" office:value-type="float" office:value="0.144">
            <text:p>0,144</text:p>
          </table:table-cell>
          <table:table-cell table:formula="of:=1000*[.L5]*[.$E$9]/0.32" office:value-type="float" office:value="334.607142857143">
            <text:p>334,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N5]*[.$C5]/[.O5]" office:value-type="float" office:value="0.154285714285714">
            <text:p>0,154</text:p>
          </table:table-cell>
          <table:table-cell table:formula="of:=1000*[.P5]*[.$E$9]/0.32" office:value-type="float" office:value="358.507653061225">
            <text:p>358,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0.041">
            <text:p>0,041</text:p>
          </table:table-cell>
          <table:table-cell table:formula="of:=[.B6]*[.C6]" office:value-type="float" office:value="0.41">
            <text:p>0,410</text:p>
          </table:table-cell>
          <table:table-cell table:formula="of:=[.D6]*30/16" office:value-type="float" office:value="0.76875">
            <text:p>0,76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F6]*[.$C6]/[.G6]" office:value-type="float" office:value="0.23575">
            <text:p>0,236</text:p>
          </table:table-cell>
          <table:table-cell table:formula="of:=1000*[.H6]*[.$E$9]/0.37" office:value-type="float" office:value="473.775579150579">
            <text:p>473,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[.J6]*[.$C6]/[.K6]" office:value-type="float" office:value="0.150333333333333">
            <text:p>0,150</text:p>
          </table:table-cell>
          <table:table-cell table:formula="of:=1000*[.L6]*[.$E$9]/0.32" office:value-type="float" office:value="349.323660714286">
            <text:p>349,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[.N6]*[.$C6]/[.O6]" office:value-type="float" office:value="0.152285714285714">
            <text:p>0,152</text:p>
          </table:table-cell>
          <table:table-cell table:formula="of:=1000*[.P6]*[.$E$9]/0.32" office:value-type="float" office:value="353.860331632653">
            <text:p>353,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0.038">
            <text:p>0,038</text:p>
          </table:table-cell>
          <table:table-cell table:formula="of:=[.B7]*[.C7]" office:value-type="float" office:value="0.418">
            <text:p>0,418</text:p>
          </table:table-cell>
          <table:table-cell table:formula="of:=[.D7]*30/16" office:value-type="float" office:value="0.78375">
            <text:p>0,78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F7]*[.$C7]/[.G7]" office:value-type="float" office:value="0.228">
            <text:p>0,228</text:p>
          </table:table-cell>
          <table:table-cell table:formula="of:=1000*[.H7]*[.$E$9]/0.37" office:value-type="float" office:value="458.200772200772">
            <text:p>458,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J7]*[.$C7]/[.K7]" office:value-type="float" office:value="0.152">
            <text:p>0,152</text:p>
          </table:table-cell>
          <table:table-cell table:formula="of:=1000*[.L7]*[.$E$9]/0.32" office:value-type="float" office:value="353.196428571429">
            <text:p>353,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[.N7]*[.$C7]/[.O7]" office:value-type="float" office:value="0.152">
            <text:p>0,152</text:p>
          </table:table-cell>
          <table:table-cell table:formula="of:=1000*[.P7]*[.$E$9]/0.32" office:value-type="float" office:value="353.196428571429">
            <text:p>353,2</text:p>
          </table:table-cell>
        </table:table-row>
        <table:table-row table:style-name="ro1">
          <table:table-cell table:style-name="ce3" office:value-type="float" office:value="190">
            <text:p>190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36">
            <text:p>0,036</text:p>
          </table:table-cell>
          <table:table-cell table:formula="of:=[.B8]*[.C8]" office:value-type="float" office:value="0.432">
            <text:p>0,432</text:p>
          </table:table-cell>
          <table:table-cell table:formula="of:=[.D8]*30/16" office:value-type="float" office:value="0.81">
            <text:p>0,810</text:p>
          </table:table-cell>
          <table:table-cell table:style-name="ce3" office:value-type="float" office:value="32">
            <text:p>32</text:p>
          </table:table-cell>
          <table:table-cell table:style-name="ce10" office:value-type="float" office:value="5">
            <text:p>5</text:p>
          </table:table-cell>
          <table:table-cell table:style-name="ce15" table:formula="of:=[.F8]*[.$C8]/[.G8]" office:value-type="float" office:value="0.2304">
            <text:p>0,230</text:p>
          </table:table-cell>
          <table:table-cell table:style-name="ce19" table:formula="of:=1000*[.H8]*[.$E$9]/0.37" office:value-type="float" office:value="463.023938223938">
            <text:p>463,0</text:p>
          </table:table-cell>
          <table:table-cell table:style-name="ce3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formula="of:=[.J8]*[.$C8]/[.K8]" office:value-type="float" office:value="0.144">
            <text:p>0,144</text:p>
          </table:table-cell>
          <table:table-cell table:formula="of:=1000*[.L8]*[.$E$9]/0.32" office:value-type="float" office:value="334.607142857143">
            <text:p>334,6</text:p>
          </table:table-cell>
          <table:table-cell table:style-name="ce3" office:value-type="float" office:value="30">
            <text:p>30</text:p>
          </table:table-cell>
          <table:table-cell table:style-name="ce10" office:value-type="float" office:value="7">
            <text:p>7</text:p>
          </table:table-cell>
          <table:table-cell table:style-name="ce15" table:formula="of:=[.N8]*[.$C8]/[.O8]" office:value-type="float" office:value="0.154285714285714">
            <text:p>0,154</text:p>
          </table:table-cell>
          <table:table-cell table:style-name="ce19" table:formula="of:=1000*[.P8]*[.$E$9]/0.32" office:value-type="float" office:value="358.507653061225">
            <text:p>358,5</text:p>
          </table:table-cell>
        </table:table-row>
        <table:table-row table:style-name="ro2">
          <table:table-cell table:style-name="Default" table:number-columns-repeated="3"/>
          <table:table-cell table:style-name="ce1" office:value-type="string">
            <text:p>&lt;l&gt;</text:p>
          </table:table-cell>
          <table:table-cell table:style-name="ce13" table:formula="of:=AVERAGE([.E2:.E8])" office:value-type="float" office:value="0.743571428571429">
            <text:p>0,744</text:p>
          </table:table-cell>
          <table:table-cell table:style-name="Default" office:value-type="string" table:number-columns-spanned="2" table:number-rows-spanned="1">
            <text:p>Красный</text:p>
          </table:table-cell>
          <table:covered-table-cell table:style-name="Default"/>
          <table:table-cell table:style-name="ce16" office:value-type="string">
            <text:p>&lt;λ&gt;, нм</text:p>
          </table:table-cell>
          <table:table-cell table:style-name="ce19" table:formula="of:=AVERAGE([.I2:.I8])" office:value-type="float" office:value="452.836913954771">
            <text:p>452,8</text:p>
          </table:table-cell>
          <table:table-cell table:style-name="Default" office:value-type="string" table:number-columns-spanned="2" table:number-rows-spanned="1">
            <text:p>Синий1</text:p>
          </table:table-cell>
          <table:covered-table-cell table:style-name="Default"/>
          <table:table-cell table:style-name="ce16" office:value-type="string">
            <text:p>&lt;λ&gt;, нм</text:p>
          </table:table-cell>
          <table:table-cell table:style-name="ce19" table:formula="of:=AVERAGE([.M2:.M8])" office:value-type="float" office:value="342.153507653061">
            <text:p>342,2</text:p>
          </table:table-cell>
          <table:table-cell table:style-name="Default" office:value-type="string" table:number-columns-spanned="2" table:number-rows-spanned="1">
            <text:p>Синий2</text:p>
          </table:table-cell>
          <table:covered-table-cell table:style-name="Default"/>
          <table:table-cell table:style-name="ce16" office:value-type="string">
            <text:p>&lt;λ&gt;, нм</text:p>
          </table:table-cell>
          <table:table-cell table:style-name="ce19" table:formula="of:=AVERAGE([.Q2:.Q8])" office:value-type="float" office:value="353.346597120991">
            <text:p>353,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00:17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13T09:52:47.73</meta:creation-date>
    <dc:date>2015-03-20T00:17:55.63</dc:date>
    <dc:creator>Егор Клёнин</dc:creator>
    <meta:editing-duration>PT1H59M20S</meta:editing-duration>
    <meta:editing-cycles>5</meta:editing-cycles>
    <meta:generator>OpenOffice/4.1.1$Win32 OpenOffice.org_project/411m6$Build-9775</meta:generator>
    <meta:document-statistic meta:table-count="1" meta:cell-count="147" meta:object-count="0"/>
  </office:meta>
</office:document-meta>
</file>